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reak-before="page"/>
    </style:style>
    <style:style style:name="P4" style:family="paragraph" style:parent-style-name="Standard">
      <style:paragraph-properties fo:text-align="center" style:justify-single-word="false"/>
    </style:style>
    <style:style style:name="P5" style:family="paragraph" style:parent-style-name="Definitions">
      <style:text-properties fo:font-style="italic" style:font-style-asian="italic" style:font-style-complex="italic"/>
    </style:style>
    <style:style style:name="P6" style:family="paragraph" style:parent-style-name="Definitions">
      <style:text-properties fo:font-style="normal" style:font-style-asian="normal" style:font-style-complex="normal"/>
    </style:style>
    <style:style style:name="P7" style:family="paragraph" style:parent-style-name="Text_20_body">
      <style:paragraph-properties fo:margin-left="0.25in" fo:margin-right="0in" fo:text-indent="-0.25in" style:auto-text-indent="fals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16"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17"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4">William H. Duquette</text:p>
      <text:p text:style-name="P4"/>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Introduction<text:tab/>3</text:p>
          <text:p text:style-name="P9"><text:s/>1.1 Scope<text:tab/>3</text:p>
          <text:p text:style-name="P9"><text:s/>1.2 Requirements for Spiral One<text:tab/>3</text:p>
          <text:p text:style-name="P9"><text:s/>1.3 Simplifying Assumptions<text:tab/>4</text:p>
          <text:p text:style-name="P8"><text:s/>2.Neighborhood Group Population<text:tab/>5</text:p>
          <text:p text:style-name="P9"><text:s/>2.1 Civilian Units<text:tab/>5</text:p>
          <text:p text:style-name="P9"><text:s/>2.2 Civilian Attrition<text:tab/>5</text:p>
          <text:p text:style-name="P8"><text:s/>3.Neighborhood Population<text:tab/>7</text:p>
        </text:index-body>
      </text:table-of-content>
      <text:p text:style-name="Text_20_body"/>
      <text:h text:style-name="Heading_20_1" text:outline-level="1">Introduction</text:h>
      <text:p text:style-name="Text_20_body">The Athena Demographics model (DEMOG) will model the number of people in the civilian population broken down in a variety of ways. <text:s text:c="2"/>In the long run, this model will handle births, deaths due to old age and other causes, and aging of the population; in Spiral One it will track only the following:</text:p>
      <text:list xml:id="list104023792" text:style-name="L1">
        <text:list-item>
          <text:p text:style-name="P10">The base population, by neighborhood group, as of time 0.</text:p>
        </text:list-item>
        <text:list-item>
          <text:p text:style-name="P10">The number of deaths due to attrition for each neighborhood group.</text:p>
        </text:list-item>
        <text:list-item>
          <text:p text:style-name="P10">The explicit population, as represented by civilian unit icons.</text:p>
        </text:list-item>
        <text:list-item>
          <text:p text:style-name="P10">Displaced population, as represented by civilian unit icons located outside their neighborhood of origin.</text:p>
        </text:list-item>
      </text:list>
      <text:p text:style-name="Text_20_body">And, taking all of these into account,</text:p>
      <text:list xml:id="list1770042023" text:style-name="L2">
        <text:list-item>
          <text:p text:style-name="P11">The total population of a neighborhood group in its own neighborhood at the current time, whether represented implicitly or in units.</text:p>
        </text:list-item>
        <text:list-item>
          <text:p text:style-name="P11">The total labor force present in a neighborhood, including both resident and displaced population present in the neighborhood.</text:p>
        </text:list-item>
      </text:list>
      <text:h text:style-name="Heading_20_2" text:outline-level="2">Scope</text:h>
      <text:p text:style-name="Text_20_body">This document is a preliminary draft of a portion of the <text:span text:style-name="T1">Athena Analyst's Guide</text:span>. <text:s/>It is limited to discussion of the Athena Demographics Model. <text:s/>Thus, familiar concepts from prior JNEM/Athena development (e.g., neighborhoods, groups, units, and so forth) will be used without explanation.</text:p>
      <text:h text:style-name="Heading_20_2" text:outline-level="2">Requirements for Spiral One</text:h>
      <text:p text:style-name="Text_20_body">The Spiral One demographic is intended to be as simple as possible while meeting the needs of the other Athena models. <text:s/>In particular:</text:p>
      <text:list xml:id="list1499177207" text:style-name="L3">
        <text:list-item>
          <text:p text:style-name="P12">GRAM requires the current population of each neighborhood group.</text:p>
        </text:list-item>
        <text:list-item>
          <text:p text:style-name="P12">The Economics model requires the current population and labor force in each neighborhood.</text:p>
        </text:list-item>
        <text:list-item>
          <text:p text:style-name="P12">The Ground model requires that the civilian population of a neighborhood can be displaced to other neighborhoods in the form of units.</text:p>
        </text:list-item>
        <text:list-item>
          <text:p text:style-name="P12">The Athena Attrition Model (AAM) requires that the civilian population can take collateral damage as the result of combat between forces.</text:p>
        </text:list-item>
      </text:list>
      <text:p text:style-name="P7"><text:soft-page-break/>Consequently,</text:p>
      <text:list xml:id="list1739546335" text:style-name="L4">
        <text:list-item>
          <text:p text:style-name="P13">The playbox population is initially stated as the population of each neighborhood group.</text:p>
        </text:list-item>
        <text:list-item>
          <text:p text:style-name="P13">Civilian population can be implicit (tracked by neighborhood group) or explicit (tracked by civilian unit icons).</text:p>
        </text:list-item>
        <text:list-item>
          <text:p text:style-name="P13">Implicit population can be made explicit by moving people into units.</text:p>
        </text:list-item>
        <text:list-item>
          <text:p text:style-name="P13">Explicit population can be made implicit by moving people out of units.</text:p>
        </text:list-item>
        <text:list-item>
          <text:p text:style-name="P13">Explicit population can be <text:span text:style-name="T1">displaced</text:span><text:span text:style-name="T2">; that is, a unit belonging to a neighborhood group can be moved out of its neighborhood of origin.</text:span></text:p>
        </text:list-item>
        <text:list-item>
          <text:p text:style-name="P15">The reason for the displacement can be indicated by by setting the unit's activity, e.g., to REFUGEE; however, this is outside the scope of DEMOG. <text:s/>TBD: Displaced Persons/Refugees</text:p>
        </text:list-item>
        <text:list-item>
          <text:p text:style-name="P16">Both implicit and explicit population can be attrited.</text:p>
        </text:list-item>
      </text:list>
      <text:h text:style-name="Heading_20_2" text:outline-level="2">Simplifying Assumptions</text:h>
      <text:p text:style-name="Text_20_body">In order to keep DEMOG within the realm of the possible we will make the following simplifying assumptions in Spiral One:</text:p>
      <text:list xml:id="list59256977" text:style-name="L5">
        <text:list-item>
          <text:p text:style-name="P14">Births, and deaths from causes other than attrition, will not be tracked.</text:p>
        </text:list-item>
        <text:list-item>
          <text:p text:style-name="P14">The population does not age.</text:p>
        </text:list-item>
        <text:list-item>
          <text:p text:style-name="P14">The labor force is a simple fraction of the total population, taking civilian activities (e.g., refugee status) into account.</text:p>
        </text:list-item>
      </text:list>
      <text:h text:style-name="Heading_20_1" text:outline-level="1">Neighborhood Group Population</text:h>
      <text:p text:style-name="Text_20_body"><text:span text:style-name="T2">The implicit population </text:span><text:span text:style-name="T2"><draw:frame draw:style-name="fr1" draw:name="Object8" text:anchor-type="as-char" svg:width="0.278in" svg:height="0.2772in" draw:z-index="2"><draw:object xlink:href="./Object 7" xlink:type="simple" xlink:show="embed" xlink:actuate="onLoad"/><draw:image xlink:href="./ObjectReplacements/Object 7" xlink:type="simple" xlink:show="embed" xlink:actuate="onLoad"/></draw:frame></text:span><text:span text:style-name="T2"> of neighborhood group </text:span><text:span text:style-name="T1">ng</text:span><text:span text:style-name="T2"> at the current time is </text:span></text:p>
      <text:p text:style-name="Text_20_body"><text:tab/><draw:frame draw:style-name="fr1" draw:name="Object7" text:anchor-type="as-char" svg:width="2.0654in" svg:height="0.278in" draw:z-index="0"><draw:object xlink:href="./Object 8" xlink:type="simple" xlink:show="embed" xlink:actuate="onLoad"/><draw:image xlink:href="./ObjectReplacements/Object 8" xlink:type="simple" xlink:show="embed" xlink:actuate="onLoad"/></draw:frame></text:p>
      <text:p text:style-name="Text_20_body">where</text:p>
      <text:p text:style-name="Definitions"><draw:frame draw:style-name="fr1" draw:name="Object9" text:anchor-type="as-char" svg:width="0.3228in" svg:height="0.2772in" draw:z-index="3"><draw:object xlink:href="./Object 9" xlink:type="simple" xlink:show="embed" xlink:actuate="onLoad"/><draw:image xlink:href="./ObjectReplacements/Object 9" xlink:type="simple" xlink:show="embed" xlink:actuate="onLoad"/></draw:frame><text:span text:style-name="T2"><text:tab/>=<text:tab/>The base population of group </text:span><text:span text:style-name="T1">ng</text:span><text:span text:style-name="T2"> at time zero, as defined in the scenario.</text:span></text:p>
      <text:p text:style-name="Definitions"><text:span text:style-name="T2"><draw:frame draw:style-name="fr1" draw:name="Object10" text:anchor-type="as-char" svg:width="0.322in" svg:height="0.278in" draw:z-index="4"><draw:object xlink:href="./Object 10" xlink:type="simple" xlink:show="embed" xlink:actuate="onLoad"/><draw:image xlink:href="./ObjectReplacements/Object 10" xlink:type="simple" xlink:show="embed" xlink:actuate="onLoad"/></draw:frame></text:span><text:span text:style-name="T2"><text:tab/>=<text:tab/>The explicit population: the total number of personnel in units belonging to </text:span><text:span text:style-name="T1">ng</text:span><text:span text:style-name="T2">, i.e., the total number of people moved from the implicit population into units.</text:span></text:p>
      <text:p text:style-name="P5"><draw:frame draw:style-name="fr1" draw:name="Object12" text:anchor-type="as-char" svg:width="0.6602in" svg:height="0.278in" draw:z-index="5"><draw:object xlink:href="./Object 12" xlink:type="simple" xlink:show="embed" xlink:actuate="onLoad"/><draw:image xlink:href="./ObjectReplacements/Object 12" xlink:type="simple" xlink:show="embed" xlink:actuate="onLoad"/></draw:frame><text:span text:style-name="T2"><text:tab/>=<text:tab/>The total number of casualties suffered by group </text:span>ng <text:span text:style-name="T2">to date.</text:span></text:p>
      <text:p text:style-name="P6"/>
      <text:p text:style-name="Text_20_body">Now, some of the explicit population might be displaced out of the neighborhood. <text:s/>The total population of group <text:span text:style-name="T1">ng</text:span><text:span text:style-name="T2"> in neighborhood </text:span><text:span text:style-name="T1">n</text:span><text:span text:style-name="T2"> is therefore:</text:span></text:p>
      <text:p text:style-name="Text_20_body"><text:tab/><draw:frame draw:style-name="fr1" draw:name="Object19" text:anchor-type="as-char" svg:width="2.6583in" svg:height="0.278in" draw:z-index="11"><draw:object xlink:href="./Object 19" xlink:type="simple" xlink:show="embed" xlink:actuate="onLoad"/><draw:image xlink:href="./ObjectReplacements/Object 19" xlink:type="simple" xlink:show="embed" xlink:actuate="onLoad"/></draw:frame></text:p>
      <text:p text:style-name="Text_20_body">where</text:p>
      <text:p text:style-name="Definitions"><draw:frame draw:style-name="fr1" draw:name="Object21" text:anchor-type="as-char" svg:width="0.3425in" svg:height="0.278in" draw:z-index="14"><draw:object xlink:href="./Object 21" xlink:type="simple" xlink:show="embed" xlink:actuate="onLoad"/><draw:image xlink:href="./ObjectReplacements/Object 21" xlink:type="simple" xlink:show="embed" xlink:actuate="onLoad"/></draw:frame><text:span text:style-name="T2"><text:tab/>=<text:tab/>The displaced population: the total number of personnel in units belonging to group </text:span><text:span text:style-name="T1">ng</text:span><text:span text:style-name="T2"> but located somewhere other than in neighborhood </text:span><text:span text:style-name="T1">n</text:span><text:span text:style-name="T2">.</text:span></text:p>
      <text:p text:style-name="P6"/>
      <text:h text:style-name="P17" text:outline-level="2">Civilian Units</text:h>
      <text:p text:style-name="Text_20_body"><text:span text:style-name="T2">When a civilian unit </text:span><text:span text:style-name="T1">u</text:span><text:span text:style-name="T2"> is created, it must be created for a specific neighborhood group </text:span><text:span text:style-name="T1">ng</text:span><text:span text:style-name="T2">, and it must be created with a specific number of personnel, </text:span><text:span text:style-name="T2"><draw:frame draw:style-name="fr1" draw:name="Object4" text:anchor-type="as-char" svg:width="0.7362in" svg:height="0.2772in" draw:z-index="6"><draw:object xlink:href="./Object 4" xlink:type="simple" xlink:show="embed" xlink:actuate="onLoad"/><draw:image xlink:href="./ObjectReplacements/Object 4" xlink:type="simple" xlink:show="embed" xlink:actuate="onLoad"/></draw:frame></text:span><text:span text:style-name="T2">, where </text:span><text:span text:style-name="T2"><draw:frame draw:style-name="fr1" draw:name="Object6" text:anchor-type="as-char" svg:width="1.2209in" svg:height="0.2772in" draw:z-index="7"><draw:object xlink:href="./Object 6" xlink:type="simple" xlink:show="embed" xlink:actuate="onLoad"/><draw:image xlink:href="./ObjectReplacements/Object 6" xlink:type="simple" xlink:show="embed" xlink:actuate="onLoad"/></draw:frame></text:span><text:span text:style-name="T2">. <text:s/>That is, explicit population comes out of the implicit population. </text:span></text:p>
      <text:p text:style-name="Text_20_body"><text:span text:style-name="T2">Note that moving personnel from the implicit population to units and </text:span><text:span text:style-name="T1">vice versa</text:span><text:span text:style-name="T2"> does not change the population of the neighborhood, unless the units are displaced.</text:span></text:p>
      <text:h text:style-name="P17" text:outline-level="2">Civilian Attrition</text:h>
      <text:p text:style-name="Text_20_body">Both implicit and explicit population can be attrited. <text:s/>Attrition to the implicit population is handled by adding the casualties to <draw:frame draw:style-name="fr1" draw:name="Object17" text:anchor-type="as-char" svg:width="0.6583in" svg:height="0.2772in" draw:z-index="8"><draw:object xlink:href="./Object 17" xlink:type="simple" xlink:show="embed" xlink:actuate="onLoad"/><draw:image xlink:href="./ObjectReplacements/Object 17" xlink:type="simple" xlink:show="embed" xlink:actuate="onLoad"/></draw:frame>:</text:p>
      <text:p text:style-name="Text_20_body"><text:tab/><draw:frame draw:style-name="fr1" draw:name="Object18" text:anchor-type="as-char" svg:width="2.3335in" svg:height="0.2772in" draw:z-index="9"><draw:object xlink:href="./Object 18" xlink:type="simple" xlink:show="embed" xlink:actuate="onLoad"/><draw:image xlink:href="./ObjectReplacements/Object 18" xlink:type="simple" xlink:show="embed" xlink:actuate="onLoad"/></draw:frame></text:p>
      <text:p text:style-name="Text_20_body"><text:soft-page-break/>Attrition to the explicit population, that is, to civilian unit personnel, is handled simply by subtracting the casualties from the unit's personnel, thus returning them to the implicit population, and then adding them to <text:span text:style-name="T1"><draw:frame draw:style-name="fr1" draw:name="Object1" text:anchor-type="as-char" svg:width="0.6583in" svg:height="0.2772in" draw:z-index="15"><draw:object xlink:href="./Object 1" xlink:type="simple" xlink:show="embed" xlink:actuate="onLoad"/><draw:image xlink:href="./ObjectReplacements/Object 1" xlink:type="simple" xlink:show="embed" xlink:actuate="onLoad"/></draw:frame></text:span> as before.<text:note text:id="ftn1" text:note-class="footnote"><text:note-citation>1</text:note-citation><text:note-body><text:p text:style-name="Footnote">TBD: it is possible that only implicit population will be attrited in Spiral One.</text:p></text:note-body></text:note></text:p>
      <text:p text:style-name="P2">In either case, the number of casualties is limited to the population available.</text:p>
      <text:h text:style-name="Heading_20_1" text:outline-level="1">Neighborhood Population</text:h>
      <text:p text:style-name="Text_20_body">The total population of neighborhood <text:span text:style-name="T1">n</text:span><text:span text:style-name="T2"> is simply the implicit population of all civilian groups in the neighborhood plus all personnel in civilian units in the neighborhood:</text:span></text:p>
      <text:p text:style-name="Text_20_body"><text:span text:style-name="T2"><text:tab/></text:span><text:span text:style-name="T2"><draw:frame draw:style-name="fr1" draw:name="Object2" text:anchor-type="as-char" svg:width="2.5571in" svg:height="0.3846in" draw:z-index="1"><draw:object xlink:href="./Object 2" xlink:type="simple" xlink:show="embed" xlink:actuate="onLoad"/><draw:image xlink:href="./ObjectReplacements/Object 2" xlink:type="simple" xlink:show="embed" xlink:actuate="onLoad"/></draw:frame></text:span></text:p>
      <text:p text:style-name="P2">Where</text:p>
      <text:p text:style-name="Definitions"><text:span text:style-name="T2"><draw:frame draw:style-name="fr1" draw:name="Object3" text:anchor-type="as-char" svg:width="0.278in" svg:height="0.2772in" draw:z-index="10"><draw:object xlink:href="./Object 3" xlink:type="simple" xlink:show="embed" xlink:actuate="onLoad"/><draw:image xlink:href="./ObjectReplacements/Object 3" xlink:type="simple" xlink:show="embed" xlink:actuate="onLoad"/></draw:frame></text:span><text:span text:style-name="T2"><text:tab/>=<text:tab/>The implicit population, as defined above.</text:span></text:p>
      <text:p text:style-name="Definitions"><text:span text:style-name="T2"><draw:frame draw:style-name="fr1" draw:name="Object5" text:anchor-type="as-char" svg:width="0.789in" svg:height="0.2772in" draw:z-index="12"><draw:object xlink:href="./Object 5" xlink:type="simple" xlink:show="embed" xlink:actuate="onLoad"/><draw:image xlink:href="./ObjectReplacements/Object 5" xlink:type="simple" xlink:show="embed" xlink:actuate="onLoad"/></draw:frame></text:span><text:span text:style-name="T2"><text:tab/>=<text:tab/>The number of personnel in units belonging to group </text:span><text:span text:style-name="T1">g</text:span><text:span text:style-name="T2"> currently located in neighborhood </text:span><text:span text:style-name="T1">n</text:span><text:span text:style-name="T2">, whether displaced or not.</text:span></text:p>
      <text:p text:style-name="P6"/>
      <text:p text:style-name="Text_20_body">Total population determines the consumption of economic goods; everyone needs to eat. <text:s/>However, only a fraction of the population can work. <text:s/>The labor force in <text:span text:style-name="T1">n, </text:span><text:span text:style-name="T1"><draw:frame draw:style-name="fr1" draw:name="Object13" text:anchor-type="as-char" svg:width="0.2693in" svg:height="0.2772in" draw:z-index="13"><draw:object xlink:href="./Object 13" xlink:type="simple" xlink:show="embed" xlink:actuate="onLoad"/><draw:image xlink:href="./ObjectReplacements/Object 13" xlink:type="simple" xlink:show="embed" xlink:actuate="onLoad"/></draw:frame></text:span><text:span text:style-name="T1">, </text:span><text:span text:style-name="T2">can be defined as</text:span></text:p>
      <text:p text:style-name="Text_20_body"><text:tab/><draw:frame draw:style-name="fr1" draw:name="Object11" text:anchor-type="as-char" svg:width="1.7327in" svg:height="0.2772in" draw:z-index="16"><draw:object xlink:href="./Object 11" xlink:type="simple" xlink:show="embed" xlink:actuate="onLoad"/><draw:image xlink:href="./ObjectReplacements/Object 11" xlink:type="simple" xlink:show="embed" xlink:actuate="onLoad"/></draw:frame></text:p>
      <text:p text:style-name="Text_20_body">Where</text:p>
      <text:p text:style-name="Definitions">LFF<text:tab/>=<text:tab/><text:span text:style-name="T2">The labor force fraction, a model parameter nominally set to 0.6.</text:span></text:p>
      <text:p text:style-name="P6"/>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1" draw:name="Object14" text:anchor-type="as-char" svg:width="4.2583in" svg:height="0.422in" draw:z-index="17"><draw:object xlink:href="./Object 14" xlink:type="simple" xlink:show="embed" xlink:actuate="onLoad"/><draw:image xlink:href="./ObjectReplacements/Object 14" xlink:type="simple" xlink:show="embed" xlink:actuate="onLoad"/></draw:frame></text:p>
      <text:p text:style-name="Text_20_body">Where</text:p>
      <text:p text:style-name="Definitions"><draw:frame draw:style-name="fr1" draw:name="Object15" text:anchor-type="as-char" svg:width="0.5453in" svg:height="0.2319in" draw:z-index="18"><draw:object xlink:href="./Object 15" xlink:type="simple" xlink:show="embed" xlink:actuate="onLoad"/><draw:image xlink:href="./ObjectReplacements/Object 15" xlink:type="simple" xlink:show="embed" xlink:actuate="onLoad"/></draw:frame><text:tab/>=<text:tab/><text:span text:style-name="T2">The labor force fraction, a model parameter that depends on the civilian activity (NONE, REFUGEE, etc.)</text:span><text:span text:style-name="T2"><text:note text:id="ftn2" text:note-class="footnote"><text:note-citation>2</text:note-citation><text:note-body><text:p text:style-name="Footnote">parmdb(5): TBD</text:p></text:note-body></text:note></text:span></text:p>
      <text:p text:style-name="P5">u<text:span text:style-name="T2"><text:tab/>=<text:tab/>A civilian unit in neighborhood </text:span>n<text:span text:style-name="T2">.</text:span></text:p>
      <text:p text:style-name="P5"><text:span text:style-name="T2"><draw:frame draw:style-name="fr1" draw:name="Object16" text:anchor-type="as-char" svg:width="0.1445in" svg:height="0.2772in" draw:z-index="19"><draw:object xlink:href="./Object 16" xlink:type="simple" xlink:show="embed" xlink:actuate="onLoad"/><draw:image xlink:href="./ObjectReplacements/Object 16" xlink:type="simple" xlink:show="embed" xlink:actuate="onLoad"/></draw:frame></text:span><text:span text:style-name="T2"><text:tab/>=<text:tab/>The activity assigned to unit </text:span>u<text:span text:style-name="T2">.</text:span></text:p>
      <text:p text:style-name="P6"><draw:frame draw:style-name="fr1" draw:name="Object20" text:anchor-type="as-char" svg:width="0.7362in" svg:height="0.2772in" draw:z-index="20"><draw:object xlink:href="./Object 20" xlink:type="simple" xlink:show="embed" xlink:actuate="onLoad"/><draw:image xlink:href="./ObjectReplacements/Object 20" xlink:type="simple" xlink:show="embed" xlink:actuate="onLoad"/></draw:frame><text:tab/>=<text:tab/>The personnel in unit <text:span text:style-name="T1">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emographics, Draft 3<text:tab/>Athena Analyst's Guide, V1<text:tab/>June, 2009</text:p>
      </style:header>
      <style:footer>
        <text:p text:style-name="Footer"><text:tab/><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16T10:57:17</dc:date>
    <meta:editing-duration>PT520H15M42S</meta:editing-duration>
    <meta:editing-cycles>214</meta:editing-cycles>
    <meta:generator>OpenOffice.org/3.0$Unix OpenOffice.org_project/300m15$Build-9379</meta:generator>
    <meta:print-date>2009-06-02T13:43:00</meta:print-date>
    <meta:printed-by>Will Duquette</meta:printed-by>
    <meta:document-statistic meta:table-count="0" meta:image-count="0" meta:object-count="21" meta:page-count="7" meta:paragraph-count="84" meta:word-count="1006" meta:character-count="617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0/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11/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15/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16/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7/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8/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9/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2/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3/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6/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7/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8/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9/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